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office:automatic-styles>
  <office:body>
    <office:drawing>
      <draw:page draw:name="page1" draw:style-name="dp1" draw:master-page-name="Default">
        <draw:g>
          <draw:polygon draw:style-name="style0" draw:layer="layout" svg:width="4.964cm" svg:height="4.964cm" svg:x="3.712cm" svg:y="8.38cm" svg:viewBox="0 0 4965 4965" draw:points="4577,2314 4629,2309 4770,2332 4965,2414 4965,2551 4770,2632 4629,2655 4577,2651 4549,2861 4601,2871 4730,2929 4898,3059 4862,3191 4653,3219 4511,3205 4462,3187 4380,3383 4428,3406 4538,3496 4666,3664 4598,3783 4388,3756 4255,3706 4212,3676 4082,3844 4123,3878 4206,3994 4286,4189 4189,4286 3994,4206 3878,4123 3844,4083 3675,4212 3705,4255 3756,4388 3782,4598 3664,4666 3496,4538 3406,4428 3383,4381 3187,4462 3205,4511 3219,4653 3191,4862 3059,4898 2929,4731 2871,4601 2861,4549 2651,4577 2655,4629 2632,4770 2550,4965 2414,4965 2332,4770 2309,4629 2313,4577 2103,4549 2093,4601 2035,4731 1906,4898 1774,4862 1745,4653 1759,4511 1777,4462 1581,4381 1558,4428 1468,4538 1300,4666 1182,4598 1208,4388 1259,4255 1289,4212 1120,4083 1086,4123 971,4206 775,4286 678,4189 759,3994 841,3878 882,3844 752,3676 709,3706 576,3756 366,3783 298,3664 426,3496 536,3406 584,3383 502,3187 453,3205 311,3219 102,3191 66,3059 234,2929 363,2871 415,2861 387,2651 335,2655 195,2632 0,2551 0,2414 195,2332 335,2309 387,2314 415,2103 363,2093 234,2035 66,1906 102,1774 311,1745 453,1759 502,1777 584,1581 536,1558 426,1468 298,1300 366,1182 576,1209 709,1259 752,1289 882,1120 841,1086 759,971 678,775 775,678 971,759 1086,842 1120,882 1289,753 1259,709 1208,576 1182,366 1300,298 1468,426 1558,536 1581,584 1777,503 1759,453 1745,311 1774,102 1906,67 2035,234 2093,363 2103,415 2313,388 2309,335 2332,195 2414,0 2550,0 2632,195 2655,335 2651,388 2861,415 2871,363 2929,234 3059,67 3191,102 3219,311 3205,453 3187,503 3383,584 3406,536 3496,426 3664,298 3782,366 3756,576 3705,709 3675,753 3844,882 3878,842 3994,759 4189,678 4286,775 4206,971 4123,1086 4082,1120 4212,1289 4255,1259 4388,1209 4598,1182 4666,1300 4538,1468 4428,1558 4380,1581 4462,1777 4511,1759 4653,1745 4862,1774 4898,1906 4730,2035 4601,2093 4549,2103">
            <text:p/>
          </draw:polygon>
          <draw:path draw:style-name="style0" draw:layer="layout" svg:width="0.6cm" svg:height="0.6cm" svg:x="5.893cm" svg:y="10.562cm" svg:viewBox="0 0 601 601" svg:d="M601 301c0 166-134 300-300 300s-301-134-301-300 135-301 301-301 300 135 300 301z">
            <text:p/>
          </draw:path>
        </draw:g>
        <draw:g>
          <draw:polygon draw:style-name="style0" draw:layer="layout" svg:width="2.289cm" svg:height="2.212cm" svg:x="8.181cm" svg:y="12.165cm" svg:viewBox="0 0 2290 2213" draw:points="1898,976 2029,953 2088,957 2290,1050 2290,1163 2088,1256 2029,1260 1898,1237 1831,1443 1950,1502 1996,1540 2104,1734 2038,1825 1820,1782 1770,1751 1677,1655 1502,1782 1564,1900 1578,1958 1552,2178 1445,2213 1294,2050 1272,1995 1253,1863 1036,1863 1017,1995 995,2050 844,2213 737,2178 711,1958 725,1900 788,1782 612,1655 519,1751 469,1782 251,1825 185,1734 293,1540 339,1502 459,1443 392,1237 260,1260 201,1256 0,1163 0,1050 201,957 260,953 392,976 459,770 339,711 293,673 185,479 251,388 469,431 519,462 612,558 788,431 725,313 711,255 737,35 844,0 995,163 1017,218 1036,350 1253,350 1272,218 1294,163 1445,0 1552,35 1578,255 1564,313 1502,431 1677,558 1770,462 1820,431 2038,388 2104,479 1996,673 1950,711 1831,770">
            <text:p/>
          </draw:polygon>
          <draw:path draw:style-name="style0" draw:layer="layout" svg:width="0.6cm" svg:height="0.6cm" svg:x="9.025cm" svg:y="12.973cm" svg:viewBox="0 0 601 601" svg:d="M601 300c0 166-134 301-300 301s-301-135-301-301 135-300 301-300 300 134 300 300z">
            <text:p/>
          </draw:path>
        </draw:g>
        <draw:g>
          <draw:g>
            <draw:polygon draw:style-name="style0" draw:layer="layout" svg:width="4.965cm" svg:height="4.959cm" svg:x="11.039cm" svg:y="17.197cm" svg:viewBox="0 0 4966 4960" draw:points="4773,2381 4869,2405 4966,2443 4966,2517 4869,2555 4773,2579 4767,2668 4860,2705 4951,2754 4942,2828 4841,2853 4742,2866 4726,2953 4813,3001 4897,3062 4879,3133 4776,3146 4676,3146 4649,3231 4729,3289 4805,3360 4778,3428 4674,3428 4575,3415 4537,3496 4610,3564 4676,3644 4641,3709 4538,3695 4442,3670 4394,3746 4458,3822 4513,3909 4470,3969 4369,3943 4277,3906 4220,3975 4274,4059 4318,4153 4267,4207 4171,4168 4084,4120 4019,4181 4062,4271 4094,4369 4037,4417 3946,4367 3866,4308 3794,4360 3825,4455 3844,4557 3782,4596 3698,4535 3626,4467 3548,4510 3567,4607 3573,4711 3506,4742 3431,4671 3368,4594 3285,4627 3292,4726 3285,4830 3215,4853 3149,4773 3096,4689 3009,4711 3004,4810 2984,4912 2912,4926 2856,4838 2814,4748 2726,4759 2707,4857 2676,4956 2602,4960 2558,4866 2527,4772 2438,4772 2408,4866 2364,4960 2290,4956 2258,4857 2240,4759 2151,4748 2109,4838 2054,4926 1981,4912 1962,4810 1956,4711 1870,4689 1817,4773 1751,4853 1680,4830 1674,4726 1681,4627 1598,4594 1534,4671 1459,4742 1392,4711 1399,4607 1418,4510 1340,4467 1267,4535 1184,4596 1121,4557 1141,4455 1172,4360 1100,4308 1019,4367 929,4417 872,4369 904,4271 946,4181 881,4120 794,4168 698,4207 647,4153 692,4059 745,3975 688,3906 596,3943 496,3969 452,3909 508,3822 572,3746 524,3670 428,3695 325,3709 289,3644 355,3564 428,3496 390,3415 291,3428 188,3428 161,3360 236,3289 317,3231 289,3146 190,3146 87,3133 69,3062 153,3001 240,2953 223,2866 124,2853 24,2828 15,2754 106,2705 198,2668 193,2579 96,2555 0,2517 0,2443 96,2405 193,2381 198,2291 106,2255 15,2205 24,2132 124,2106 223,2094 240,2007 153,1959 69,1898 87,1827 190,1814 289,1814 317,1729 236,1671 161,1600 188,1531 291,1532 390,1545 428,1464 355,1396 289,1316 325,1251 428,1264 524,1290 572,1214 508,1138 452,1050 496,991 596,1016 688,1053 745,985 692,901 647,807 698,753 794,792 881,840 946,779 904,689 872,590 929,543 1019,593 1100,652 1172,600 1141,505 1121,403 1184,364 1267,425 1340,493 1418,450 1399,352 1392,249 1459,218 1534,289 1598,366 1681,333 1674,233 1680,130 1751,107 1817,187 1870,271 1956,249 1962,150 1981,48 2054,34 2109,122 2151,212 2240,201 2258,103 2290,4 2364,0 2408,93 2438,188 2527,188 2558,93 2602,0 2676,4 2707,103 2726,201 2814,212 2856,122 2912,34 2984,48 3004,150 3009,249 3096,271 3149,187 3215,107 3285,130 3292,233 3285,333 3368,366 3431,289 3506,218 3573,249 3567,352 3548,450 3626,493 3698,425 3782,364 3844,403 3825,505 3794,600 3866,652 3946,593 4037,543 4094,590 4062,689 4019,779 4084,840 4171,792 4267,753 4318,807 4274,901 4220,985 4277,1053 4369,1016 4470,991 4513,1050 4458,1138 4394,1214 4442,1290 4538,1264 4641,1251 4676,1316 4610,1396 4537,1464 4575,1545 4674,1532 4778,1531 4805,1600 4729,1671 4649,1729 4676,1814 4776,1814 4879,1827 4897,1898 4813,1959 4726,2007 4742,2094 4841,2106 4942,2132 4951,2205 4860,2255 4767,2291">
              <text:p/>
            </draw:polygon>
            <draw:path draw:style-name="style0" draw:layer="layout" svg:width="0.6cm" svg:height="0.6cm" svg:x="13.222cm" svg:y="19.378cm" svg:viewBox="0 0 601 601" svg:d="M601 301c0 166-135 300-301 300s-300-134-300-300 134-301 300-301 301 135 301 301z">
              <text:p/>
            </draw:path>
          </draw:g>
          <draw:polygon draw:style-name="style0" draw:layer="layout" svg:width="1.145cm" svg:height="1.106cm" draw:transform="rotate (-0.281870674197085) translate (12.5193670249388cm 21.8194311300909cm)" svg:viewBox="0 0 1146 1107" draw:points="950,488 1015,477 1045,479 1146,526 1146,582 1045,628 1015,631 950,619 916,722 976,752 999,771 1053,868 1020,913 911,892 886,876 839,828 751,892 783,951 790,979 777,1090 723,1107 648,1026 636,998 627,932 519,932 509,998 498,1026 422,1107 369,1090 356,979 363,951 394,892 306,828 260,876 235,892 126,913 93,868 147,771 170,752 229,722 196,619 130,631 101,628 0,582 0,526 101,479 130,477 196,488 229,385 170,356 147,337 93,240 126,194 235,216 260,232 306,279 394,216 363,157 356,128 369,18 422,0 498,82 509,109 519,175 627,175 636,109 648,82 723,0 777,18 790,128 783,157 751,216 839,279 886,232 911,216 1020,194 1053,240 999,337 976,356 916,38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yle0" style:family="graphic" style:parent-style-name="standard">
      <style:graphic-properties draw:stroke="solid" svg:stroke-width="0.035cm"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5.2$Linux_X86_64 LibreOffice_project/40$Build-2</meta:generator>
    <meta:initial-creator>Inkscape.org - 0.91 r13725</meta:initial-creator>
    <meta:creation-date>2015-10-07 10:41:17</meta:creation-date>
    <dc:date>2015-10-07T12:48:07.658182377</dc:date>
    <dc:format>image/svg+xml</dc:format>
    <meta:editing-duration>PT48M27S</meta:editing-duration>
    <meta:editing-cycles>1</meta:editing-cycles>
    <meta:document-statistic meta:object-count="11"/>
  </office:meta>
</office:document-meta>
</file>